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rint navn</text:p>
          </table:table-cell>
          <table:table-cell office:value-type="string" calcext:value-type="string">
            <text:p>Dag 1</text:p>
          </table:table-cell>
          <table:table-cell office:value-type="string" calcext:value-type="string">
            <text:p>Dag 2</text:p>
          </table:table-cell>
          <table:table-cell office:value-type="string" calcext:value-type="string">
            <text:p>Estimater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table:style-name="ce1" office:value-type="string" calcext:value-type="string">
            <text:p>d.11</text:p>
          </table:table-cell>
          <table:table-cell table:style-name="ce1" office:value-type="string" calcext:value-type="string">
            <text:p>d. 14</text:p>
          </table:table-cell>
          <table:table-cell table:formula="of:=6*2*4-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ane kollision #2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dgå at bolden ”staller” #2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d og udgangs vinkler #2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ttavle #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yer control #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gik bag pointsystem #2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SUM([.D3:.D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. Mand</text:p>
          </table:table-cell>
          <table:table-cell table:number-columns-repeated="2"/>
          <table:table-cell table:formula="of:=[.D9]/4" office:value-type="float" office:value="8.5" calcext:value-type="float">
            <text:p>8,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s svarende til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14:07.348547853</meta:creation-date>
    <dc:date>2019-01-11T14:12:57.881407453</dc:date>
    <meta:editing-duration>PT16M43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